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fo:min-height="0.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fill="none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fill="solid" draw:fill-color="#2a60aa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ffffff" draw:fill="none" draw:fill-color="#ffffff" fo:min-height="0.8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cm" svg:height="1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6cm" svg:height="1.25cm" svg:x="22.3cm" svg:y="2.3cm">
          <draw:text-box>
            <text:p text:style-name="P2"><text:span text:style-name="T1">Bonjour Frédéric Fornage</text:span></text:p>
          </draw:text-box>
        </draw:frame>
        <draw:frame draw:style-name="gr3" draw:layer="layout" svg:width="7.9cm" svg:height="1.063cm" svg:x="10.2cm" svg:y="2.3cm">
          <draw:text-box>
            <text:p>Base de non-conformité</text:p>
          </draw:text-box>
        </draw:frame>
        <draw:frame draw:style-name="gr4" draw:layer="layout" svg:width="14cm" svg:height="1.063cm" svg:x="7.2cm" svg:y="3.7cm">
          <draw:text-box>
            <text:p>Création d'une fiche de non-conformité interne</text:p>
          </draw:text-box>
        </draw:frame>
        <draw:frame draw:style-name="gr5" draw:text-style-name="P2" draw:layer="layout" svg:width="8.1cm" svg:height="0.859cm" svg:x="2.8cm" svg:y="5.341cm">
          <draw:text-box>
            <text:p text:style-name="P2"><text:span text:style-name="T1">Entrez le numéro de la commande :</text:span></text:p>
          </draw:text-box>
        </draw:frame>
        <draw:custom-shape draw:style-name="gr6" draw:text-style-name="P1" draw:layer="layout" svg:width="7.9cm" svg:height="1.2cm" svg:x="11.9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cm" svg:height="1.2cm" svg:x="12.2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1cm" svg:height="1.2cm" svg:x="12.4cm" svg:y="8.4cm">
          <draw:text-box>
            <text:p text:style-name="P3"><text:span text:style-name="T2">Valide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2T13:54:55.730000000</meta:creation-date>
    <dc:date>2015-10-02T15:09:55.670000000</dc:date>
    <meta:editing-duration>PT29M32S</meta:editing-duration>
    <meta:editing-cycles>1</meta:editing-cycles>
    <meta:document-statistic meta:object-count="8"/>
    <meta:generator>LibreOffice/4.1.5.3$Windows_x86 LibreOffice_project/1c1366bba2ba2b554cd2ca4d87c06da81c05d24</meta:generator>
  </office:meta>
</office:document-meta>
</file>